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4a96d" officeooo:paragraph-rsid="0004a96d" style:font-size-asian="12.25pt" style:font-weight-asian="bold" style:font-size-complex="14pt" style:font-weight-complex="bold"/>
    </style:style>
    <style:style style:name="P2"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ab-stops>
          <style:tab-stop style:position="0.997cm"/>
        </style:tab-stops>
      </style:paragraph-properties>
      <style:text-properties style:text-position="0% 100%" fo:font-size="12pt" style:text-underline-style="none" fo:font-weight="normal" officeooo:rsid="0029c73b" officeooo:paragraph-rsid="006cef4b" style:font-size-asian="10.5pt" style:font-weight-asian="normal" style:font-size-complex="12pt" style:font-weight-complex="normal"/>
    </style:style>
    <style:style style:name="P3"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ab-stops>
          <style:tab-stop style:position="0.997cm"/>
        </style:tab-stops>
      </style:paragraph-properties>
      <style:text-properties style:text-position="0% 100%" fo:font-size="12pt" style:text-underline-style="none" fo:font-weight="normal" officeooo:rsid="0064ced1" officeooo:paragraph-rsid="006cef4b" style:font-size-asian="10.5pt" style:font-weight-asian="normal" style:font-size-complex="12pt" style:font-weight-complex="normal"/>
    </style:style>
    <style:style style:name="P4"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ab-stops>
          <style:tab-stop style:position="0.997cm"/>
        </style:tab-stops>
      </style:paragraph-properties>
      <style:text-properties style:text-position="0% 100%" fo:font-size="12pt" style:text-underline-style="none" fo:font-weight="normal" officeooo:rsid="0029d631" officeooo:paragraph-rsid="006cef4b" style:font-size-asian="10.5pt" style:font-weight-asian="normal" style:font-size-complex="12pt" style:font-weight-complex="normal"/>
    </style:style>
    <style:style style:name="P5" style:family="paragraph" style:parent-style-name="Standard">
      <loext:graphic-properties draw:fill="none"/>
      <style:paragraph-properties fo:margin-left="0cm" fo:margin-right="0cm" fo:line-height="115%" fo:text-align="start" style:justify-single-word="false" fo:text-indent="0cm" style:auto-text-indent="false" fo:background-color="transparent">
        <style:tab-stops>
          <style:tab-stop style:position="0.997cm"/>
        </style:tab-stops>
      </style:paragraph-properties>
      <style:text-properties style:text-position="0% 100%" fo:font-size="12pt" style:text-underline-style="solid" style:text-underline-width="auto" style:text-underline-color="font-color" fo:font-weight="normal" officeooo:rsid="0029c73b" officeooo:paragraph-rsid="006cef4b" style:font-size-asian="10.5pt" style:font-weight-asian="normal" style:font-size-complex="12pt" style:font-weight-complex="normal"/>
    </style:style>
    <style:style style:name="P6" style:family="paragraph" style:parent-style-name="Standard" style:list-style-name="L1"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0.997cm"/>
        </style:tab-stops>
      </style:paragraph-properties>
      <style:text-properties style:text-position="0% 100%" fo:font-size="12pt" style:text-underline-style="none" fo:font-weight="normal" officeooo:rsid="00091c6c" officeooo:paragraph-rsid="0004a96d" style:font-size-asian="10.5pt" style:font-weight-asian="normal" style:font-size-complex="12pt" style:font-weight-complex="normal"/>
    </style:style>
    <style:style style:name="P7"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ab-stops>
          <style:tab-stop style:position="0.997cm"/>
        </style:tab-stops>
      </style:paragraph-properties>
      <style:text-properties style:text-position="0% 100%" fo:font-size="12pt" style:text-underline-style="none" fo:font-weight="normal" officeooo:rsid="0029d631" officeooo:paragraph-rsid="006cef4b" style:font-size-asian="10.5pt" style:font-weight-asian="normal" style:font-size-complex="12pt" style:font-weight-complex="normal"/>
    </style:style>
    <style:style style:name="T1" style:family="text">
      <style:text-properties officeooo:rsid="0029d631"/>
    </style:style>
    <style:style style:name="T2" style:family="text">
      <style:text-properties officeooo:rsid="00343bdb"/>
    </style:style>
    <style:style style:name="T3" style:family="text">
      <style:text-properties officeooo:rsid="006fd8d1"/>
    </style:style>
    <style:style style:name="T4" style:family="text">
      <style:text-properties officeooo:rsid="00737639"/>
    </style:style>
    <style:style style:name="T5" style:family="text">
      <style:text-properties officeooo:rsid="007ddc8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e glorreichen Sieben</text:p>
      <text:list xml:id="list2146980540" text:style-name="L1">
        <text:list-header>
          <text:p text:style-name="P6"/>
        </text:list-header>
      </text:list>
      <text:p text:style-name="P5">Kapitel 1: Eine neue Familie</text:p>
      <text:p text:style-name="P2">Der <text:span text:style-name="T1">späte </text:span>Abend des 31. Oktobers 1981 war recht kühl. <text:span text:style-name="T5">Im Wetterbericht wurden</text:span> für die Nacht leichten Schnee und Tiefsttemperaturen von 10 <text:span text:style-name="T2">Grad</text:span> unter Null vorausgesagt. Das hinderte allerdings eine <text:span text:style-name="T2">in einen dunklen Umhang gekleidete Gestalt </text:span>nicht daran, durch die Gassen von Godrics Hollow zu <text:span text:style-name="T1">schleichen. Gegen zehn Uhr abends stand die Gestalt vor ihrem Ziel, kurz davor den ersten Schritt eines ‘ruhmreichen‘ Plans zu tun. </text:span></text:p>
      <text:p text:style-name="P3"><text:span text:style-name="T5">Die Gestalt zog einen Stab aus den Umhang</text:span> und <text:span text:style-name="T5">trat </text:span>an die Tür. Ein geflüstertes Wort, ein gelbliches Leuchten und mit einem leichten knarren öffnete sich die Tür. <text:span text:style-name="T5">Die Gestalt betrat das Haus, jedoch nicht unbemerkt:</text:span> Ein Mann <text:span text:style-name="T5">kam aus einem Raum, erkannte die Gestalt und</text:span> brüllte: „Lily, er ist hier! Bring Harry hier weg!“ <text:span text:style-name="T5">Noch bevor der Andere seien Stab ziehen konnte</text:span> hob <text:span text:style-name="T5">die Gestalt</text:span> ihren. „Avada Kedavra.“, zischte sie und mit einem grünen Lichtblitz wurde der Mann an die Wand geschleudert. Die Person <text:s/>stieg über den leicht rauchenden Körper des Manns hinweg die Treppe hoch. Unter einer Zimmertür drang Licht hervor und eine verzweifelte Stimme war zu hören. Die Person stieß die Tür auf. Eine Frau stellte sich ihm in den Weg. „Geh beiseite Mädchen. Ich will nur ihn.“ Für einen winzigen Moment zögerte sie, „Letzte Warnung“ zischte die Gestalt und machte eine einladende in Richtung der offenen Tür, aber dann schüttele die Frau ihren Kopf. „Dummes Mädchen. Avada Kedavra.“ Ein grüner Lichtblitz erhellte den Raum und die Frau sackte in sich zusammen. Die Person betrachtete ein wenig bedauernd die Frau. Zwar nicht ganz sein Typ, dennoch sehr hübsch. Nun richtete die Person ihre Aufmerksamkeit auf den nächsten Menschen, sein letztes Hindernis vor dem Plan. Er richtete den Zauberstab auf das Kleinkind und sagte: „Avada Kedavra.“ </text:p>
      <text:p text:style-name="P4">Der grüne Lichtblitz raste auf das Kind zu und di<text:span text:style-name="T5">e Zeit schien sich zu verlangsamen</text:span>. Die grünliche Aura des Fluches traf kurz oberhalb des linken Auges auf den Kopf des Kindes. Von dort aus bildeten sich drei Finger, die <text:span text:style-name="T5">elektrischen Entladung gleich </text:span>über die<text:span text:style-name="T3">se</text:span> Seite des Schädels strichen und kurz von dem Hinterkopf innehielten. Dennoch riss der Treffer und seine Ausläufer die Haut auf. Die Zeit <text:span text:style-name="T5">kehrte in ihre eigentliche Geschwindigkeit zurück</text:span> und … Der Fluch schnellte zurück zu seinen Urheber, stieß ihn aus seiner Form und verdampfte seine sterblichen Überreste. Das Kleinkind fiel nach hinten um, langsam sickerte Blut aus den Wunden. </text:p>
      <text:p text:style-name="P4">Die Druckwelle einer mittleren Explosion jagte das Dach in die Luft, verwüstete das Obergeschoss und zerlegte alle Fenster des Hauses. Kurz und gut: Was vor weniger als zwei Minuten noch ein ansehnliches Haus war, sah nun wie eine erfolglose Sprengung aus. Wenige Minuten danach erschien eine weitere in schwarz gekleidete Person, die ins Haus eilte. Beim unbewaffneten Leichnam des Mannes zögerte sie kurz, die leblosen offenen Augen machten die Sinnlosigkeit jeden Rettungsversuchs deutlich, bevor sie die Treppe hochstieg. Am Ende der Treppe blieb die Person stehen. Langsam ging die Gestalt auf die am Boden liegende Frau zu, kniete sich neben sie, suchte nach einem Lebenszeichen und brach in Tränen aus. Die Person versuchte sich aufzurichten, rutschte aber an der Wand entlang wieder zu Boden. <text:s/>Eine Wolkenlücke ließ etwas Mondlicht auf das blasse, von fettigen schwarzen Haaren eingerahmte Gesicht des zweiten Eindringlings scheinen, auf dem die Tränen glitzerten.</text:p>
      <text:p text:style-name="P4">Nach einigen Minuten schluchzte die Person nur noch, als sie sich erhob <text:s/>und sich zu einer Kommode neben dem zerborstenen Fenster schleppte, einen Brief von der Kommodenkopf nahm und sich zum gehen wandte. Trotzdem blieb sie neben dem Kinderbett stehen und betrachtete für einen Augenblick das Kleinkind. Das Kind hatte die Haarfarbe seines Vaters, aber die Augen und das Gesicht seiner Mutter. Immer noch sickerte Blut aus den Wunden des Kindes, bis die Person ihren Stab zog, auf die Wunden deutete und mit leisem murmeln die Blutung zum Stillstand brachte. Damit rauschte die Gestalt die Treppe hinunter und aus dem Haus. Mit einem dumpfem Knall verschwand die Person. Kurz darauf war das Knattern eines Motorrads zu hören, das mit quietschenden Bremsen vor dem Haus hielt. Ein junger Mann stieg von der schweren Maschine und rannte in das Haus, nur um wenig später wieder heraus zu kommen und ein leuchtendes Etwas aus seinem Stab zu beschwören und in die Luft zu feuern. Der junge Mann fuhr sich durch die wirren <text:span text:style-name="T4">schulterlangen</text:span> Haare, setzte sich auf die Maschine, wühlte im Beiwagen und begann einen Brief zu schreiben. Er lief dann vor dem Haus auf und ab, bis sich eine wirklich große Gestalt näherte. „Merlin sei Dank! Hagrid, endlich!“ begrüßte der eine den anderen. „Sirius! <text:span text:style-name="T3">Geht‘s dir gut? War das … ?“ „Mir geht‘s so weit gut, aber… Lily und James…“ Der Sirius genannte setzte sich erschöpft auf den Bürgersteig und fuhr sich nervös durch die Haare. „Oh gütiger Merlin!“ „Was ist denn nu‘ mi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05cm" fo:margin-bottom="1.109cm" fo:margin-left="0.503cm" fo:margin-right="0.6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1T14:42:23.749000000</meta:creation-date>
    <meta:editing-duration>P5DT17H52M5S</meta:editing-duration>
    <meta:editing-cycles>22</meta:editing-cycles>
    <meta:generator>LibreOffice/6.1.6.3$Windows_X86_64 LibreOffice_project/5896ab1714085361c45cf540f76f60673dd96a72</meta:generator>
    <dc:date>2019-10-07T18:42:42.444000000</dc:date>
    <meta:document-statistic meta:table-count="0" meta:image-count="0" meta:object-count="0" meta:page-count="1" meta:paragraph-count="8" meta:word-count="795" meta:character-count="4938" meta:non-whitespace-character-count="4144"/>
  </office:meta>
</office:document-meta>
</file>